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16cm" fo:min-width="1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="Symmetric_20_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412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Cambria" fo:font-size="10pt" fo:font-style="normal" style:font-size-asian="10pt" style:font-style-asian="normal" style:font-size-complex="10pt" style:font-style-complex="normal"/>
    </style:style>
    <style:style style:name="P4" style:family="paragraph">
      <loext:graphic-properties draw:fill="none" draw:fill-color="#ffffff"/>
      <style:text-properties style:font-name="Cambria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Cambria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Cambri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1cm" svg:x="5.5cm" svg:y="0cm">
          <text:p text:style-name="P1"><text:span text:style-name="T1">E</text:span><text:span text:style-name="T1">qu</text:span><text:span text:style-name="T1">az</text:span><text:span text:style-name="T1">io</text:span><text:span text:style-name="T1">ni</text:span></text:p>
          <text:p text:style-name="P1"><text:span text:style-name="T1">m</text:span><text:span text:style-name="T1">ov</text:span><text:span text:style-name="T1">im</text:span><text:span text:style-name="T1">en</text:span><text:span text:style-name="T1">t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cm" svg:height="1cm" svg:x="5.7cm" svg:y="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1cm" svg:x="1cm" svg:y="0cm">
          <text:p text:style-name="P1"><text:span text:style-name="T1">Si</text:span><text:span text:style-name="T1">st</text:span><text:span text:style-name="T1">e</text:span><text:span text:style-name="T1">m</text:span><text:span text:style-name="T1">a </text:span><text:span text:style-name="T1">L</text:span><text:span text:style-name="T1">TI</text:span></text:p>
          <text:p text:style-name="P1"><text:span text:style-name="T1">(d</text:span><text:span text:style-name="T1">o</text:span><text:span text:style-name="T1">m</text:span><text:span text:style-name="T1">ini</text:span><text:span text:style-name="T1">o </text:span><text:span text:style-name="T2">t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5cm" svg:y1="0.5cm" svg:x2="3cm" svg:y2="0.5cm" draw:start-shape="id1" draw:end-shape="id2" draw:end-glue-point="1" svg:d="M5500 500h-2500" svg:viewBox="0 0 2501 1">
          <text:p/>
        </draw:connector>
        <draw:connector draw:style-name="gr4" draw:text-style-name="P1" draw:layer="layout" svg:x1="1cm" svg:y1="0.5cm" svg:x2="0cm" svg:y2="0.5cm" draw:start-shape="id2" draw:start-glue-point="3" svg:d="M1000 500h-1000" svg:viewBox="0 0 1001 1">
          <text:p/>
        </draw:connector>
        <draw:connector draw:style-name="gr5" draw:text-style-name="P1" draw:layer="layout" svg:x1="8.5cm" svg:y1="0.5cm" svg:x2="7.5cm" svg:y2="0.5cm" draw:end-shape="id1" draw:end-glue-point="1" svg:d="M8500 500h-1000" svg:viewBox="0 0 1001 1">
          <text:p/>
        </draw:connector>
        <draw:frame draw:style-name="gr6" draw:text-style-name="P3" draw:layer="layout" svg:width="1.4cm" svg:height="0.662cm" svg:x="3.5cm" svg:y="-0.1cm">
          <draw:text-box>
            <text:p><text:span text:style-name="T3">O.D.E.</text:span></text:p>
          </draw:text-box>
        </draw:frame>
        <draw:custom-shape draw:style-name="gr2" draw:text-style-name="P2" xml:id="id4" draw:id="id4" draw:layer="layout" svg:width="1.6cm" svg:height="1cm" svg:x="1.2cm" svg:y="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cm" svg:y1="2.5cm" svg:x2="2.8cm" svg:y2="2.5cm" draw:start-shape="id3" draw:start-glue-point="3" draw:end-shape="id4" draw:end-glue-point="1" svg:d="M5700 2500h-2900" svg:viewBox="0 0 2901 1">
          <text:p/>
        </draw:connector>
        <draw:connector draw:style-name="gr3" draw:text-style-name="P1" draw:layer="layout" svg:x1="2cm" svg:y1="2cm" svg:x2="2cm" svg:y2="1cm" draw:start-shape="id4" draw:start-glue-point="0" draw:end-shape="id2" draw:end-glue-point="2" svg:d="M2000 2000v-1000" svg:viewBox="0 0 1 1001">
          <text:p/>
        </draw:connector>
        <draw:frame draw:style-name="gr6" draw:text-style-name="P4" draw:layer="layout" svg:width="1.3cm" svg:height="0.662cm" svg:x="1cm" svg:y="1.1cm">
          <draw:text-box>
            <text:p><text:span text:style-name="T4">F.d.T.</text:span></text:p>
          </draw:text-box>
        </draw:frame>
        <draw:connector draw:style-name="gr3" draw:text-style-name="P1" draw:layer="layout" svg:x1="6.5cm" svg:y1="1cm" svg:x2="6.5cm" svg:y2="2cm" draw:start-shape="id1" draw:start-glue-point="2" draw:end-shape="id3" draw:end-glue-point="0" svg:d="M6500 1000v1000" svg:viewBox="0 0 1 1001">
          <text:p/>
        </draw:connector>
        <draw:frame draw:style-name="gr7" draw:text-style-name="P1" draw:layer="layout" svg:width="0.81cm" svg:height="0.424cm" svg:x="0.051cm" svg:y="0.0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0.849cm" svg:height="0.424cm" svg:x="7.551cm" svg:y="0.0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" draw:layer="layout" svg:width="0.925cm" svg:height="0.424cm" svg:x="1.552cm" svg:y="2.2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" draw:layer="layout" svg:width="0.904cm" svg:height="0.424cm" svg:x="6.05cm" svg:y="2.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" draw:layer="layout" svg:width="2.775cm" svg:height="0.424cm" svg:x="2.8cm" svg:y="2.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" draw:layer="layout" svg:width="0.77cm" svg:height="0.443cm" svg:x="6.45cm" svg:y="1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0:52:22.862648046</dc:date>
    <meta:editing-duration>PT23M19S</meta:editing-duration>
    <meta:editing-cycles>7</meta:editing-cycles>
    <meta:generator>LibreOffice/5.4.6.2$Linux_X86_64 LibreOffice_project/4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2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3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( s )</annotation>
  </semantics>
</math>
</file>

<file path=Object 4/content.xml><?xml version="1.0" encoding="utf-8"?>
<math xmlns="http://www.w3.org/1998/Math/MathML" display="block">
  <semantics>
    <mrow>
      <mi>Y</mi>
      <mrow>
        <mo fence="true" stretchy="false">(</mo>
        <mrow>
          <mi>s</mi>
        </mrow>
        <mo fence="true" stretchy="false">)</mo>
      </mrow>
    </mrow>
    <annotation encoding="StarMath 5.0">Y( s )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(</mo>
          <mrow>
            <mi>s</mi>
          </mrow>
          <mo fence="true" stretchy="false">)</mo>
        </mrow>
        <mo stretchy="false">=</mo>
        <mi>U</mi>
      </mrow>
      <mrow>
        <mrow>
          <mo fence="true" stretchy="false">(</mo>
          <mrow>
            <mi>s</mi>
          </mrow>
          <mo fence="true" stretchy="false">)</mo>
        </mrow>
        <mo stretchy="false">⋅</mo>
        <mi>G</mi>
      </mrow>
      <mrow>
        <mo fence="true" stretchy="false">(</mo>
        <mrow>
          <mi>s</mi>
        </mrow>
        <mo fence="true" stretchy="false">)</mo>
      </mrow>
    </mrow>
    <annotation encoding="StarMath 5.0">Y( s ) = U( s ) cdot G( s )</annotation>
  </semantics>
</math>
</file>

<file path=Object 6/content.xml><?xml version="1.0" encoding="utf-8"?>
<math xmlns="http://www.w3.org/1998/Math/MathML" display="block">
  <semantics>
    <msup>
      <mi>ℒ</mi>
      <mrow>
        <mo stretchy="false">−</mo>
        <mn>1</mn>
      </mrow>
    </msup>
    <annotation encoding="StarMath 5.0">ℒ^-1</annotation>
  </semantics>
</math>
</file>